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Preformatted_20_Text" style:list-style-name="L115"/>
    <style:style style:name="P19" style:family="paragraph" style:parent-style-name="Preformatted_20_Text" style:list-style-name="L115">
      <style:paragraph-properties fo:margin-top="0cm" fo:margin-bottom="0.499cm" style:contextual-spacing="false"/>
    </style:style>
    <style:style style:name="P20" style:family="paragraph" style:parent-style-name="Preformatted_20_Text" style:list-style-name="L1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Preformatted_20_Text" style:list-style-name="L1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Preformatted_20_Text" style:list-style-name="L1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Preformatted_20_Text" style:list-style-name="L1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Preformatted_20_Text" style:list-style-name="L1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Preformatted_20_Text">
      <style:paragraph-properties fo:margin-top="0cm" fo:margin-bottom="0cm" style:contextual-spacing="false"/>
    </style:style>
    <style:style style:name="P27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5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9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0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4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4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5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1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5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3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5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56" style:family="paragraph" style:parent-style-name="Text_20_body" style:list-style-name="L10"/>
    <style:style style:name="P57" style:family="paragraph" style:parent-style-name="Text_20_body" style:list-style-name="L11"/>
    <style:style style:name="P58" style:family="paragraph" style:parent-style-name="Text_20_body" style:list-style-name="L11">
      <style:paragraph-properties fo:margin-left="0cm" fo:margin-right="0cm" fo:text-indent="0cm" style:auto-text-indent="false"/>
    </style:style>
    <style:style style:name="P59" style:family="paragraph" style:parent-style-name="Text_20_body" style:list-style-name="L12"/>
    <style:style style:name="P60" style:family="paragraph" style:parent-style-name="Text_20_body" style:list-style-name="L13"/>
    <style:style style:name="P61" style:family="paragraph" style:parent-style-name="Text_20_body" style:list-style-name="L13">
      <style:paragraph-properties fo:margin-left="0cm" fo:margin-right="0cm" fo:text-indent="0cm" style:auto-text-indent="false"/>
    </style:style>
    <style:style style:name="P62" style:family="paragraph" style:parent-style-name="Text_20_body" style:list-style-name="L14"/>
    <style:style style:name="P63" style:family="paragraph" style:parent-style-name="Text_20_body" style:list-style-name="L15"/>
    <style:style style:name="P64" style:family="paragraph" style:parent-style-name="Text_20_body" style:list-style-name="L15">
      <style:paragraph-properties fo:margin-left="0cm" fo:margin-right="0cm" fo:text-indent="0cm" style:auto-text-indent="false"/>
    </style:style>
    <style:style style:name="P65" style:family="paragraph" style:parent-style-name="Text_20_body" style:list-style-name="L16"/>
    <style:style style:name="P66" style:family="paragraph" style:parent-style-name="Text_20_body" style:list-style-name="L17"/>
    <style:style style:name="P67" style:family="paragraph" style:parent-style-name="Text_20_body" style:list-style-name="L17">
      <style:paragraph-properties fo:margin-left="0cm" fo:margin-right="0cm" fo:text-indent="0cm" style:auto-text-indent="false"/>
    </style:style>
    <style:style style:name="P68" style:family="paragraph" style:parent-style-name="Text_20_body" style:list-style-name="L18"/>
    <style:style style:name="P69" style:family="paragraph" style:parent-style-name="Text_20_body" style:list-style-name="L19"/>
    <style:style style:name="P70" style:family="paragraph" style:parent-style-name="Text_20_body" style:list-style-name="L20"/>
    <style:style style:name="P71" style:family="paragraph" style:parent-style-name="Text_20_body" style:list-style-name="L21"/>
    <style:style style:name="P72" style:family="paragraph" style:parent-style-name="Text_20_body" style:list-style-name="L22"/>
    <style:style style:name="P73" style:family="paragraph" style:parent-style-name="Text_20_body" style:list-style-name="L23"/>
    <style:style style:name="P74" style:family="paragraph" style:parent-style-name="Text_20_body" style:list-style-name="L24"/>
    <style:style style:name="P75" style:family="paragraph" style:parent-style-name="Text_20_body" style:list-style-name="L25"/>
    <style:style style:name="P76" style:family="paragraph" style:parent-style-name="Text_20_body" style:list-style-name="L26"/>
    <style:style style:name="P77" style:family="paragraph" style:parent-style-name="Text_20_body" style:list-style-name="L27"/>
    <style:style style:name="P78" style:family="paragraph" style:parent-style-name="Text_20_body" style:list-style-name="L28"/>
    <style:style style:name="P79" style:family="paragraph" style:parent-style-name="Text_20_body" style:list-style-name="L29"/>
    <style:style style:name="P80" style:family="paragraph" style:parent-style-name="Text_20_body" style:list-style-name="L30"/>
    <style:style style:name="P81" style:family="paragraph" style:parent-style-name="Text_20_body" style:list-style-name="L31"/>
    <style:style style:name="P82" style:family="paragraph" style:parent-style-name="Text_20_body" style:list-style-name="L32"/>
    <style:style style:name="P83" style:family="paragraph" style:parent-style-name="Text_20_body" style:list-style-name="L33"/>
    <style:style style:name="P84" style:family="paragraph" style:parent-style-name="Text_20_body" style:list-style-name="L34"/>
    <style:style style:name="P85" style:family="paragraph" style:parent-style-name="Text_20_body" style:list-style-name="L35"/>
    <style:style style:name="P86" style:family="paragraph" style:parent-style-name="Text_20_body" style:list-style-name="L36"/>
    <style:style style:name="P87" style:family="paragraph" style:parent-style-name="Text_20_body" style:list-style-name="L37"/>
    <style:style style:name="P88" style:family="paragraph" style:parent-style-name="Text_20_body" style:list-style-name="L38"/>
    <style:style style:name="P89" style:family="paragraph" style:parent-style-name="Text_20_body" style:list-style-name="L39"/>
    <style:style style:name="P90" style:family="paragraph" style:parent-style-name="Text_20_body" style:list-style-name="L39">
      <style:paragraph-properties fo:margin-left="0cm" fo:margin-right="0cm" fo:text-indent="0cm" style:auto-text-indent="false"/>
    </style:style>
    <style:style style:name="P91" style:family="paragraph" style:parent-style-name="Text_20_body" style:list-style-name="L39">
      <style:text-properties fo:font-weight="bold"/>
    </style:style>
    <style:style style:name="P92" style:family="paragraph" style:parent-style-name="Text_20_body" style:list-style-name="L40">
      <style:text-properties fo:font-weight="bold"/>
    </style:style>
    <style:style style:name="P93" style:family="paragraph" style:parent-style-name="Text_20_body" style:list-style-name="L41">
      <style:text-properties fo:font-weight="bold"/>
    </style:style>
    <style:style style:name="P94" style:family="paragraph" style:parent-style-name="Text_20_body" style:list-style-name="L42">
      <style:text-properties fo:font-weight="bold"/>
    </style:style>
    <style:style style:name="P95" style:family="paragraph" style:parent-style-name="Text_20_body" style:list-style-name="L43">
      <style:text-properties fo:font-weight="bold"/>
    </style:style>
    <style:style style:name="P96" style:family="paragraph" style:parent-style-name="Text_20_body" style:list-style-name="L44">
      <style:text-properties fo:font-weight="bold"/>
    </style:style>
    <style:style style:name="P97" style:family="paragraph" style:parent-style-name="Text_20_body" style:list-style-name="L45">
      <style:text-properties fo:font-weight="bold"/>
    </style:style>
    <style:style style:name="P98" style:family="paragraph" style:parent-style-name="Text_20_body" style:list-style-name="L46">
      <style:text-properties fo:font-weight="bold"/>
    </style:style>
    <style:style style:name="P99" style:family="paragraph" style:parent-style-name="Text_20_body" style:list-style-name="L47">
      <style:text-properties fo:font-weight="bold"/>
    </style:style>
    <style:style style:name="P100" style:family="paragraph" style:parent-style-name="Text_20_body" style:list-style-name="L48">
      <style:text-properties fo:font-weight="bold"/>
    </style:style>
    <style:style style:name="P101" style:family="paragraph" style:parent-style-name="Text_20_body" style:list-style-name="L49">
      <style:text-properties fo:font-weight="bold"/>
    </style:style>
    <style:style style:name="P102" style:family="paragraph" style:parent-style-name="Text_20_body" style:list-style-name="L50">
      <style:text-properties fo:font-weight="bold"/>
    </style:style>
    <style:style style:name="P103" style:family="paragraph" style:parent-style-name="Text_20_body" style:list-style-name="L51">
      <style:text-properties fo:font-weight="bold"/>
    </style:style>
    <style:style style:name="P104" style:family="paragraph" style:parent-style-name="Text_20_body" style:list-style-name="L52">
      <style:text-properties fo:font-weight="bold"/>
    </style:style>
    <style:style style:name="P105" style:family="paragraph" style:parent-style-name="Text_20_body" style:list-style-name="L53">
      <style:text-properties fo:font-weight="bold"/>
    </style:style>
    <style:style style:name="P106" style:family="paragraph" style:parent-style-name="Text_20_body" style:list-style-name="L54">
      <style:text-properties fo:font-weight="bold"/>
    </style:style>
    <style:style style:name="P107" style:family="paragraph" style:parent-style-name="Text_20_body" style:list-style-name="L55">
      <style:text-properties fo:font-weight="bold"/>
    </style:style>
    <style:style style:name="P108" style:family="paragraph" style:parent-style-name="Text_20_body" style:list-style-name="L56">
      <style:text-properties fo:font-weight="bold"/>
    </style:style>
    <style:style style:name="P109" style:family="paragraph" style:parent-style-name="Text_20_body" style:list-style-name="L57">
      <style:text-properties fo:font-weight="bold"/>
    </style:style>
    <style:style style:name="P110" style:family="paragraph" style:parent-style-name="Text_20_body" style:list-style-name="L58">
      <style:text-properties fo:font-weight="bold"/>
    </style:style>
    <style:style style:name="P111" style:family="paragraph" style:parent-style-name="Text_20_body" style:list-style-name="L107">
      <style:text-properties fo:font-weight="bold"/>
    </style:style>
    <style:style style:name="P112" style:family="paragraph" style:parent-style-name="Text_20_body" style:list-style-name="L108">
      <style:text-properties fo:font-weight="bold"/>
    </style:style>
    <style:style style:name="P113" style:family="paragraph" style:parent-style-name="Text_20_body" style:list-style-name="L109">
      <style:text-properties fo:font-weight="bold"/>
    </style:style>
    <style:style style:name="P114" style:family="paragraph" style:parent-style-name="Text_20_body" style:list-style-name="L110">
      <style:text-properties fo:font-weight="bold"/>
    </style:style>
    <style:style style:name="P115" style:family="paragraph" style:parent-style-name="Text_20_body" style:list-style-name="L111">
      <style:text-properties fo:font-weight="bold"/>
    </style:style>
    <style:style style:name="P116" style:family="paragraph" style:parent-style-name="Text_20_body" style:list-style-name="L112">
      <style:text-properties fo:font-weight="bold"/>
    </style:style>
    <style:style style:name="P117" style:family="paragraph" style:parent-style-name="Text_20_body" style:list-style-name="L113">
      <style:text-properties fo:font-weight="bold"/>
    </style:style>
    <style:style style:name="P118" style:family="paragraph" style:parent-style-name="Text_20_body" style:list-style-name="L114">
      <style:text-properties fo:font-weight="bold"/>
    </style:style>
    <style:style style:name="P119" style:family="paragraph" style:parent-style-name="Text_20_body" style:list-style-name="L115">
      <style:text-properties fo:font-weight="bold"/>
    </style:style>
    <style:style style:name="P120" style:family="paragraph" style:parent-style-name="Text_20_body" style:list-style-name="L116">
      <style:text-properties fo:font-weight="bold"/>
    </style:style>
    <style:style style:name="P121" style:family="paragraph" style:parent-style-name="Text_20_body" style:list-style-name="L40"/>
    <style:style style:name="P122" style:family="paragraph" style:parent-style-name="Text_20_body" style:list-style-name="L41"/>
    <style:style style:name="P123" style:family="paragraph" style:parent-style-name="Text_20_body" style:list-style-name="L42"/>
    <style:style style:name="P124" style:family="paragraph" style:parent-style-name="Text_20_body" style:list-style-name="L43"/>
    <style:style style:name="P125" style:family="paragraph" style:parent-style-name="Text_20_body" style:list-style-name="L44"/>
    <style:style style:name="P126" style:family="paragraph" style:parent-style-name="Text_20_body" style:list-style-name="L45"/>
    <style:style style:name="P127" style:family="paragraph" style:parent-style-name="Text_20_body" style:list-style-name="L46"/>
    <style:style style:name="P128" style:family="paragraph" style:parent-style-name="Text_20_body" style:list-style-name="L47"/>
    <style:style style:name="P129" style:family="paragraph" style:parent-style-name="Text_20_body" style:list-style-name="L48"/>
    <style:style style:name="P130" style:family="paragraph" style:parent-style-name="Text_20_body" style:list-style-name="L48">
      <style:paragraph-properties fo:margin-left="0cm" fo:margin-right="0cm" fo:text-indent="0cm" style:auto-text-indent="false"/>
    </style:style>
    <style:style style:name="P131" style:family="paragraph" style:parent-style-name="Text_20_body" style:list-style-name="L49"/>
    <style:style style:name="P132" style:family="paragraph" style:parent-style-name="Text_20_body" style:list-style-name="L50"/>
    <style:style style:name="P133" style:family="paragraph" style:parent-style-name="Text_20_body" style:list-style-name="L51"/>
    <style:style style:name="P134" style:family="paragraph" style:parent-style-name="Text_20_body" style:list-style-name="L52"/>
    <style:style style:name="P135" style:family="paragraph" style:parent-style-name="Text_20_body" style:list-style-name="L53"/>
    <style:style style:name="P136" style:family="paragraph" style:parent-style-name="Text_20_body" style:list-style-name="L54"/>
    <style:style style:name="P137" style:family="paragraph" style:parent-style-name="Text_20_body" style:list-style-name="L55"/>
    <style:style style:name="P138" style:family="paragraph" style:parent-style-name="Text_20_body" style:list-style-name="L56"/>
    <style:style style:name="P139" style:family="paragraph" style:parent-style-name="Text_20_body" style:list-style-name="L57"/>
    <style:style style:name="P140" style:family="paragraph" style:parent-style-name="Text_20_body" style:list-style-name="L58"/>
    <style:style style:name="P141" style:family="paragraph" style:parent-style-name="Text_20_body" style:list-style-name="L59"/>
    <style:style style:name="P142" style:family="paragraph" style:parent-style-name="Text_20_body" style:list-style-name="L60"/>
    <style:style style:name="P143" style:family="paragraph" style:parent-style-name="Text_20_body" style:list-style-name="L61"/>
    <style:style style:name="P144" style:family="paragraph" style:parent-style-name="Text_20_body" style:list-style-name="L62"/>
    <style:style style:name="P145" style:family="paragraph" style:parent-style-name="Text_20_body" style:list-style-name="L63"/>
    <style:style style:name="P146" style:family="paragraph" style:parent-style-name="Text_20_body" style:list-style-name="L64"/>
    <style:style style:name="P147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8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9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0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1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2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3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4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5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6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7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8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9" style:family="paragraph" style:parent-style-name="Text_20_body" style:list-style-name="L77"/>
    <style:style style:name="P160" style:family="paragraph" style:parent-style-name="Text_20_body" style:list-style-name="L78"/>
    <style:style style:name="P161" style:family="paragraph" style:parent-style-name="Text_20_body" style:list-style-name="L79"/>
    <style:style style:name="P162" style:family="paragraph" style:parent-style-name="Text_20_body" style:list-style-name="L80"/>
    <style:style style:name="P163" style:family="paragraph" style:parent-style-name="Text_20_body" style:list-style-name="L81"/>
    <style:style style:name="P164" style:family="paragraph" style:parent-style-name="Text_20_body" style:list-style-name="L82"/>
    <style:style style:name="P165" style:family="paragraph" style:parent-style-name="Text_20_body" style:list-style-name="L83"/>
    <style:style style:name="P166" style:family="paragraph" style:parent-style-name="Text_20_body" style:list-style-name="L84"/>
    <style:style style:name="P167" style:family="paragraph" style:parent-style-name="Text_20_body" style:list-style-name="L85"/>
    <style:style style:name="P168" style:family="paragraph" style:parent-style-name="Text_20_body" style:list-style-name="L86"/>
    <style:style style:name="P169" style:family="paragraph" style:parent-style-name="Text_20_body" style:list-style-name="L87"/>
    <style:style style:name="P170" style:family="paragraph" style:parent-style-name="Text_20_body" style:list-style-name="L88"/>
    <style:style style:name="P171" style:family="paragraph" style:parent-style-name="Text_20_body" style:list-style-name="L89"/>
    <style:style style:name="P172" style:family="paragraph" style:parent-style-name="Text_20_body" style:list-style-name="L90"/>
    <style:style style:name="P173" style:family="paragraph" style:parent-style-name="Text_20_body" style:list-style-name="L91"/>
    <style:style style:name="P174" style:family="paragraph" style:parent-style-name="Text_20_body" style:list-style-name="L92"/>
    <style:style style:name="P175" style:family="paragraph" style:parent-style-name="Text_20_body" style:list-style-name="L93"/>
    <style:style style:name="P176" style:family="paragraph" style:parent-style-name="Text_20_body" style:list-style-name="L94"/>
    <style:style style:name="P177" style:family="paragraph" style:parent-style-name="Text_20_body" style:list-style-name="L95"/>
    <style:style style:name="P178" style:family="paragraph" style:parent-style-name="Text_20_body" style:list-style-name="L96"/>
    <style:style style:name="P179" style:family="paragraph" style:parent-style-name="Text_20_body" style:list-style-name="L97"/>
    <style:style style:name="P180" style:family="paragraph" style:parent-style-name="Text_20_body" style:list-style-name="L98"/>
    <style:style style:name="P181" style:family="paragraph" style:parent-style-name="Text_20_body" style:list-style-name="L99"/>
    <style:style style:name="P182" style:family="paragraph" style:parent-style-name="Text_20_body" style:list-style-name="L100"/>
    <style:style style:name="P183" style:family="paragraph" style:parent-style-name="Text_20_body" style:list-style-name="L101"/>
    <style:style style:name="P184" style:family="paragraph" style:parent-style-name="Text_20_body" style:list-style-name="L102"/>
    <style:style style:name="P185" style:family="paragraph" style:parent-style-name="Text_20_body" style:list-style-name="L103"/>
    <style:style style:name="P186" style:family="paragraph" style:parent-style-name="Text_20_body" style:list-style-name="L104"/>
    <style:style style:name="P187" style:family="paragraph" style:parent-style-name="Text_20_body" style:list-style-name="L105"/>
    <style:style style:name="P188" style:family="paragraph" style:parent-style-name="Text_20_body" style:list-style-name="L106"/>
    <style:style style:name="P189" style:family="paragraph" style:parent-style-name="Text_20_body" style:list-style-name="L107"/>
    <style:style style:name="P190" style:family="paragraph" style:parent-style-name="Text_20_body" style:list-style-name="L108"/>
    <style:style style:name="P191" style:family="paragraph" style:parent-style-name="Text_20_body" style:list-style-name="L109"/>
    <style:style style:name="P192" style:family="paragraph" style:parent-style-name="Text_20_body" style:list-style-name="L110"/>
    <style:style style:name="P193" style:family="paragraph" style:parent-style-name="Text_20_body" style:list-style-name="L111"/>
    <style:style style:name="P194" style:family="paragraph" style:parent-style-name="Text_20_body" style:list-style-name="L112"/>
    <style:style style:name="P195" style:family="paragraph" style:parent-style-name="Text_20_body" style:list-style-name="L113"/>
    <style:style style:name="P196" style:family="paragraph" style:parent-style-name="Text_20_body" style:list-style-name="L114"/>
    <style:style style:name="P197" style:family="paragraph" style:parent-style-name="Text_20_body" style:list-style-name="L115"/>
    <style:style style:name="P198" style:family="paragraph" style:parent-style-name="Text_20_body" style:list-style-name="L115">
      <style:paragraph-properties fo:margin-left="0cm" fo:margin-right="0cm" fo:text-indent="0cm" style:auto-text-indent="false"/>
    </style:style>
    <style:style style:name="P199" style:family="paragraph" style:parent-style-name="Text_20_body" style:list-style-name="L116"/>
    <style:style style:name="P200" style:family="paragraph" style:parent-style-name="Text_20_body" style:list-style-name="L11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1" style:family="paragraph" style:parent-style-name="Text_20_body" style:list-style-name="L11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2" style:family="paragraph" style:parent-style-name="Text_20_body" style:list-style-name="L11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3" style:family="paragraph" style:parent-style-name="Text_20_body" style:list-style-name="L12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4" style:family="paragraph" style:parent-style-name="Text_20_body" style:list-style-name="L12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5" style:family="paragraph" style:parent-style-name="Text_20_body" style:list-style-name="L12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6" style:family="paragraph" style:parent-style-name="Text_20_body" style:list-style-name="L12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7" style:family="paragraph" style:parent-style-name="Text_20_body" style:list-style-name="L12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8" style:family="paragraph" style:parent-style-name="Text_20_body" style:list-style-name="L12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9" style:family="paragraph" style:parent-style-name="Text_20_body" style:list-style-name="L12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30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30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30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30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30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30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30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30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30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30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30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30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30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30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30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30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30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30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30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30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30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30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30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30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30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30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30"/>
        </draw:text-box>
      </draw:frame>
      <text:p text:style-name="P31">Esta serie de ejercicios te llevará desde la lógica más básica de comparación hasta la creación de un script profesional con estructuras de control complejas. El comando <text:span text:style-name="Source_20_Text">test</text:span> es el "cerebro" detrás de las decisiones en cualquier script de Bash.</text:p>
      <text:p text:style-name="Horizontal_20_Line"/>
      <text:h text:style-name="P2" text:outline-level="2">Lógica de comparación con el comando test y [ ]</text:h>
      <text:h text:style-name="P6" text:outline-level="4">Ejercicio: Comparación de cadenas con el formato test</text:h>
      <text:list text:style-name="L117">
        <text:list-item>
          <text:p text:style-name="P200">Objetivo: Entender cómo <text:span text:style-name="Source_20_Text">test</text:span> evalúa verdades y mentiras (0 es verdadero en Bash).</text:p>
        </text:list-item>
        <text:list-item>
          <text:p text:style-name="P200">Paso a paso:</text:p>
          <text:list>
            <text:list-item>
              <text:p text:style-name="P200">Ejecuta: <text:span text:style-name="Source_20_Text">test "linux" = "linux" ; echo $?</text:span></text:p>
            </text:list-item>
            <text:list-item>
              <text:p text:style-name="P200">Ejecuta: <text:span text:style-name="Source_20_Text">test "linux" = "windows" ; echo $?</text:span></text:p>
            </text:list-item>
          </text:list>
        </text:list-item>
        <text:list-item>
          <text:p text:style-name="P200">Explicación: El comando <text:span text:style-name="Source_20_Text">test</text:span> no devuelve texto, sino un código de salida. <text:span text:style-name="Source_20_Text">echo $?</text:span> nos muestra ese código: 0 significa que la comparación es cierta, 1 que es falsa. 🧠</text:p>
        </text:list-item>
      </text:list>
      <text:h text:style-name="P6" text:outline-level="4">Ejercicio: Comprobación de archivos con el formato [ ]</text:h>
      <text:list text:style-name="L118">
        <text:list-item>
          <text:p text:style-name="P201">Objetivo: Usar la sintaxis moderna de corchetes para verificar la existencia de archivos.</text:p>
        </text:list-item>
        <text:list-item>
          <text:p text:style-name="P201">Paso a paso:</text:p>
          <text:list>
            <text:list-item>
              <text:p text:style-name="P201">Ejecuta: <text:span text:style-name="Source_20_Text">[ -f /etc/passwd ] ; echo $?</text:span></text:p>
            </text:list-item>
            <text:list-item>
              <text:p text:style-name="P201">Ejecuta: <text:span text:style-name="Source_20_Text">[ -d /etc ] ; echo $?</text:span></text:p>
            </text:list-item>
          </text:list>
        </text:list-item>
        <text:list-item>
          <text:p text:style-name="P201">Explicación: Los corchetes <text:span text:style-name="Source_20_Text">[ ]</text:span> son un alias del comando <text:span text:style-name="Source_20_Text">test</text:span>. La opción <text:span text:style-name="Source_20_Text">-f</text:span> (file) comprueba si es un archivo regular y <text:span text:style-name="Source_20_Text">-d</text:span> (directory) si es una carpeta. Importante: Siempre debe haber espacios después de <text:span text:style-name="Source_20_Text">[</text:span> y antes de <text:span text:style-name="Source_20_Text">]</text:span>. 📁</text:p>
        </text:list-item>
      </text:list>
      <text:h text:style-name="P6" text:outline-level="4">Ejercicio: Comparación numérica y estructura if-then</text:h>
      <text:list text:style-name="L119">
        <text:list-item>
          <text:p text:style-name="P202">Objetivo: Crear un pequeño script que tome una decisión basada en un número.</text:p>
        </text:list-item>
        <text:list-item>
          <text:p text:style-name="P202">Paso a paso:</text:p>
          <text:list>
            <text:list-item>
              <text:p text:style-name="P202">Crea un archivo <text:span text:style-name="Source_20_Text">edad.sh</text:span> con:</text:p>
              <text:p text:style-name="P202"/>
              <text:p text:style-name="P20"><text:span text:style-name="Source_20_Text">edad=20</text:span></text:p>
              <text:p text:style-name="P20"><text:span text:style-name="Source_20_Text">if [ $edad -ge 18 ]; then</text:span></text:p>
              <text:p text:style-name="P20"><text:span text:style-name="Source_20_Text"><text:s text:c="4"/>echo "Eres mayor de edad"</text:span></text:p>
              <text:p text:style-name="P20"><text:span text:style-name="Source_20_Text">fi</text:span></text:p>
            </text:list-item>
            <text:list-item>
              <text:p text:style-name="P202">Ejecuta: <text:span text:style-name="Source_20_Text">bash edad.sh</text:span></text:p>
            </text:list-item>
          </text:list>
        </text:list-item>
        <text:list-item>
          <text:p text:style-name="P202">Explicación: <text:span text:style-name="Source_20_Text">-ge</text:span> significa "Greater or Equal" ($\ge$). La estructura <text:span text:style-name="Source_20_Text">if</text:span> evalúa el resultado de <text:span text:style-name="Source_20_Text">test</text:span> encerrado en los corchetes. 🔞</text:p>
        </text:list-item>
      </text:list>
      <text:h text:style-name="P6" text:outline-level="4">Ejercicio: Estructura Completa if-then-else</text:h>
      <text:list text:style-name="L120">
        <text:list-item>
          <text:p text:style-name="P203">Objetivo: Gestionar dos caminos posibles en el flujo del programa.</text:p>
        </text:list-item>
        <text:list-item>
          <text:p text:style-name="P203">Paso a paso:</text:p>
          <text:list>
            <text:list-item>
              <text:p text:style-name="P203"><text:soft-page-break/>Crea <text:span text:style-name="Source_20_Text">servidor.sh</text:span>:</text:p>
              <text:p text:style-name="P203"/>
              <text:p text:style-name="P21"><text:span text:style-name="Source_20_Text">servicio="ssh"</text:span></text:p>
              <text:p text:style-name="P21"><text:span text:style-name="Source_20_Text">if systemctl is-active --quiet $servicio; then</text:span></text:p>
              <text:p text:style-name="P21"><text:span text:style-name="Source_20_Text"><text:s text:c="4"/>echo "El servicio $servicio está corriendo."</text:span></text:p>
              <text:p text:style-name="P21"><text:span text:style-name="Source_20_Text">else</text:span></text:p>
              <text:p text:style-name="P21"><text:span text:style-name="Source_20_Text"><text:s text:c="4"/>echo "Alerta: $servicio está detenido."</text:span></text:p>
              <text:p text:style-name="P21"><text:span text:style-name="Source_20_Text">fi</text:span></text:p>
            </text:list-item>
          </text:list>
        </text:list-item>
        <text:list-item>
          <text:p text:style-name="P203">Explicación: Aquí no usamos <text:span text:style-name="Source_20_Text">test</text:span> explícitamente porque <text:span text:style-name="Source_20_Text">systemctl</text:span> ya devuelve un código de salida (0 o 1). El <text:span text:style-name="Source_20_Text">else</text:span> captura cualquier caso en el que el <text:span text:style-name="Source_20_Text">if</text:span> falle. 🚨</text:p>
        </text:list-item>
      </text:list>
      <text:h text:style-name="P6" text:outline-level="4">Ejercicio: Iteración con el bucle for</text:h>
      <text:list text:style-name="L121">
        <text:list-item>
          <text:p text:style-name="P204">Objetivo: Repetir una acción sobre una lista de elementos definida.</text:p>
        </text:list-item>
        <text:list-item>
          <text:p text:style-name="P204">Paso a paso:</text:p>
          <text:list>
            <text:list-item>
              <text:p text:style-name="P204">Ejecuta en la terminal:</text:p>
              <text:p text:style-name="P204">Bash</text:p>
              <text:p text:style-name="P22"><text:span text:style-name="Source_20_Text">for color in rojo verde azul; do</text:span></text:p>
              <text:p text:style-name="P22"><text:span text:style-name="Source_20_Text"><text:s text:c="4"/>echo "El color es: $color"</text:span></text:p>
              <text:p text:style-name="P22"><text:span text:style-name="Source_20_Text">done</text:span></text:p>
            </text:list-item>
          </text:list>
        </text:list-item>
        <text:list-item>
          <text:p text:style-name="P204">Explicación: El bucle <text:span text:style-name="Source_20_Text">for</text:span> asigna a la variable <text:span text:style-name="Source_20_Text">color</text:span> cada uno de los valores de la lista de forma secuencial hasta terminarla. 🔄</text:p>
        </text:list-item>
      </text:list>
      <text:h text:style-name="P6" text:outline-level="4">Ejercicio: Control de flujo con el bucle while</text:h>
      <text:list text:style-name="L122">
        <text:list-item>
          <text:p text:style-name="P205">Objetivo: Repetir una acción mientras se cumpla una condición numérica.</text:p>
        </text:list-item>
        <text:list-item>
          <text:p text:style-name="P205">Paso a paso:</text:p>
          <text:list>
            <text:list-item>
              <text:p text:style-name="P205">Crea <text:span text:style-name="Source_20_Text">cuenta.sh</text:span>:</text:p>
              <text:p text:style-name="P205"/>
              <text:p text:style-name="P23"><text:span text:style-name="Source_20_Text">contador=1</text:span></text:p>
              <text:p text:style-name="P23"><text:span text:style-name="Source_20_Text">while [ $contador -le 5 ]; do</text:span></text:p>
              <text:p text:style-name="P23"><text:span text:style-name="Source_20_Text"><text:s text:c="4"/>echo "Número: $contador"</text:span></text:p>
              <text:p text:style-name="P23"><text:span text:style-name="Source_20_Text"><text:s text:c="4"/>contador=$((contador + 1))</text:span></text:p>
              <text:p text:style-name="P23"><text:span text:style-name="Source_20_Text">done</text:span></text:p>
            </text:list-item>
          </text:list>
        </text:list-item>
        <text:list-item>
          <text:p text:style-name="P205">Explicación: El bucle <text:span text:style-name="Source_20_Text">while</text:span> sigue ejecutándose mientras <text:span text:style-name="Source_20_Text">test</text:span> (vía <text:span text:style-name="Source_20_Text">-le</text:span>, Less or Equal) sea cierto. La línea <text:span text:style-name="Source_20_Text">$((...))</text:span> se usa para realizar aritmética básica. 🔢</text:p>
        </text:list-item>
      </text:list>
      <text:h text:style-name="P6" text:outline-level="4">Ejercicio: Selección múltiple con case</text:h>
      <text:list text:style-name="L123">
        <text:list-item>
          <text:p text:style-name="P206">Objetivo: Evitar múltiples <text:span text:style-name="Source_20_Text">if</text:span> anidados cuando hay muchas opciones.</text:p>
        </text:list-item>
        <text:list-item>
          <text:p text:style-name="P206">Paso a paso:</text:p>
          <text:list>
            <text:list-item>
              <text:p text:style-name="P206">Crea <text:span text:style-name="Source_20_Text">fruta.sh</text:span>:</text:p>
              <text:p text:style-name="P206"/>
              <text:p text:style-name="P24"><text:span text:style-name="Source_20_Text">fruta="manzana"</text:span></text:p>
              <text:p text:style-name="P24"><text:span text:style-name="Source_20_Text">case $fruta in</text:span></text:p>
              <text:p text:style-name="P24"><text:span text:style-name="Source_20_Text"><text:s text:c="4"/>"manzana") echo "Es roja" ;;</text:span></text:p>
              <text:p text:style-name="P24"><text:span text:style-name="Source_20_Text"><text:s text:c="4"/>"platano") echo "Es amarillo" ;;</text:span></text:p>
              <text:p text:style-name="P24"><text:span text:style-name="Source_20_Text"><text:s text:c="4"/>*) echo "No conozco esa fruta" ;;</text:span></text:p>
              <text:p text:style-name="P24"><text:soft-page-break/><text:span text:style-name="Source_20_Text">esac</text:span></text:p>
            </text:list-item>
          </text:list>
        </text:list-item>
        <text:list-item>
          <text:p text:style-name="P206">Explicación: <text:span text:style-name="Source_20_Text">case</text:span> compara la variable con varios patrones. El símbolo <text:span text:style-name="Source_20_Text">*)</text:span> actúa como un "por defecto" si nada coincide. 🍎</text:p>
        </text:list-item>
      </text:list>
      <text:p text:style-name="Horizontal_20_Line"/>
      <text:h text:style-name="P2" text:outline-level="2">El Script Maestro: Menú de Administración Profesional</text:h>
      <text:p text:style-name="P32">Este ejercicio integra todo lo aprendido: bucle infinito, limpieza de pantalla, menú visual con Here Document y selección con case.</text:p>
      <text:h text:style-name="P6" text:outline-level="4">Ejercicio: Script de Menú Infinito</text:h>
      <text:list text:style-name="L124">
        <text:list-item>
          <text:p text:style-name="P207">Objetivo: Crear una interfaz de consola funcional para un administrador.</text:p>
        </text:list-item>
        <text:list-item>
          <text:p text:style-name="P207">Paso a paso:</text:p>
          <text:list>
            <text:list-item>
              <text:p text:style-name="P207">Crea un archivo llamado <text:span text:style-name="Source_20_Text">menu.sh</text:span>.</text:p>
            </text:list-item>
            <text:list-item>
              <text:p text:style-name="P207">Copia y pega el siguiente código:</text:p>
            </text:list-item>
          </text:list>
        </text:list-item>
      </text:list>
      <text:p text:style-name="P32"/>
      <text:p text:style-name="P25"><text:span text:style-name="Source_20_Text">#!/bin/bash</text:span></text:p>
      <text:p text:style-name="P26"/>
      <text:p text:style-name="P25"><text:span text:style-name="Source_20_Text"># Bucle infinito</text:span></text:p>
      <text:p text:style-name="P25"><text:span text:style-name="Source_20_Text">while true; do</text:span></text:p>
      <text:p text:style-name="P25"><text:span text:style-name="Source_20_Text"><text:s text:c="4"/>clear <text:s/># Limpia la pantalla al inicio de cada ciclo</text:span></text:p>
      <text:p text:style-name="P26"><text:span text:style-name="Source_20_Text"><text:s text:c="4"/></text:span></text:p>
      <text:p text:style-name="P25"><text:span text:style-name="Source_20_Text"><text:s text:c="4"/># Menú creado con Here Document</text:span></text:p>
      <text:p text:style-name="P25"><text:span text:style-name="Source_20_Text"><text:s text:c="4"/>cat &lt;&lt; EOF</text:span></text:p>
      <text:p text:style-name="P26"><text:span text:style-name="Source_20_Text">======================================</text:span></text:p>
      <text:p text:style-name="P26"><text:span text:style-name="Source_20_Text"><text:s text:c="5"/>MENU DE ADMINISTRACION LINUX</text:span></text:p>
      <text:p text:style-name="P26"><text:span text:style-name="Source_20_Text">======================================</text:span></text:p>
      <text:p text:style-name="P26"><text:span text:style-name="Source_20_Text">1. Mostrar espacio en disco (df -h)</text:span></text:p>
      <text:p text:style-name="P26"><text:span text:style-name="Source_20_Text">2. Ver memoria RAM (free -m)</text:span></text:p>
      <text:p text:style-name="P26"><text:span text:style-name="Source_20_Text">3. Ver usuarios conectados (who)</text:span></text:p>
      <text:p text:style-name="P26"><text:span text:style-name="Source_20_Text">4. Salir</text:span></text:p>
      <text:p text:style-name="P26"><text:span text:style-name="Source_20_Text">======================================</text:span></text:p>
      <text:p text:style-name="P26"><text:span text:style-name="Source_20_Text">EOF</text:span></text:p>
      <text:p text:style-name="P26"/>
      <text:p text:style-name="P25"><text:span text:style-name="Source_20_Text"><text:s text:c="4"/>read -p "Elige una opción [1-4]: " opcion</text:span></text:p>
      <text:p text:style-name="P26"/>
      <text:p text:style-name="P25"><text:span text:style-name="Source_20_Text"><text:s text:c="4"/>case $opcion in</text:span></text:p>
      <text:p text:style-name="P26"><text:span text:style-name="Source_20_Text"><text:s text:c="8"/>1)</text:span></text:p>
      <text:p text:style-name="P26"><text:span text:style-name="Source_20_Text"><text:s text:c="12"/>df -h</text:span></text:p>
      <text:p text:style-name="P25"><text:span text:style-name="Source_20_Text"><text:s text:c="12"/>read -p "Pulsa Enter para continuar..."</text:span></text:p>
      <text:p text:style-name="P26"><text:span text:style-name="Source_20_Text"><text:s text:c="12"/>;;</text:span></text:p>
      <text:p text:style-name="P26"><text:span text:style-name="Source_20_Text"><text:s text:c="8"/>2)</text:span></text:p>
      <text:p text:style-name="P26"><text:span text:style-name="Source_20_Text"><text:s text:c="12"/>free -m</text:span></text:p>
      <text:p text:style-name="P25"><text:span text:style-name="Source_20_Text"><text:s text:c="12"/>read -p "Pulsa Enter para continuar..."</text:span></text:p>
      <text:p text:style-name="P26"><text:span text:style-name="Source_20_Text"><text:s text:c="12"/>;;</text:span></text:p>
      <text:p text:style-name="P26"><text:span text:style-name="Source_20_Text"><text:s text:c="8"/>3)</text:span></text:p>
      <text:p text:style-name="P26"><text:span text:style-name="Source_20_Text"><text:s text:c="12"/>who</text:span></text:p>
      <text:p text:style-name="P25"><text:span text:style-name="Source_20_Text"><text:s text:c="12"/>read -p "Pulsa Enter para continuar..."</text:span></text:p>
      <text:p text:style-name="P26"><text:span text:style-name="Source_20_Text"><text:s text:c="12"/>;;</text:span></text:p>
      <text:p text:style-name="P26"><text:span text:style-name="Source_20_Text"><text:s text:c="8"/>4)</text:span></text:p>
      <text:p text:style-name="P25"><text:span text:style-name="Source_20_Text"><text:s text:c="12"/>echo "Saliendo del sistema..."</text:span></text:p>
      <text:p text:style-name="P25"><text:span text:style-name="Source_20_Text"><text:s text:c="12"/>exit 0</text:span></text:p>
      <text:p text:style-name="P26"><text:span text:style-name="Source_20_Text"><text:s text:c="12"/>;;</text:span></text:p>
      <text:p text:style-name="P26"><text:span text:style-name="Source_20_Text"><text:s text:c="8"/>*)</text:span></text:p>
      <text:p text:style-name="P25"><text:span text:style-name="Source_20_Text"><text:s text:c="12"/>echo "Opción no válida."</text:span></text:p>
      <text:p text:style-name="P26"><text:soft-page-break/><text:span text:style-name="Source_20_Text"><text:s text:c="12"/>sleep 2</text:span></text:p>
      <text:p text:style-name="P26"><text:span text:style-name="Source_20_Text"><text:s text:c="12"/>;;</text:span></text:p>
      <text:p text:style-name="P25"><text:span text:style-name="Source_20_Text"><text:s text:c="4"/>esac</text:span></text:p>
      <text:p text:style-name="P25"><text:span text:style-name="Source_20_Text">done</text:span></text:p>
      <text:list text:style-name="L125">
        <text:list-item>
          <text:p text:style-name="P208">Dale permisos: <text:span text:style-name="Source_20_Text">chmod +x menu.sh</text:span></text:p>
        </text:list-item>
        <text:list-item>
          <text:p text:style-name="P208">Ejecútalo: <text:span text:style-name="Source_20_Text">./menu.sh</text:span></text:p>
        </text:list-item>
      </text:list>
      <text:list text:style-name="L126">
        <text:list-item>
          <text:p text:style-name="P209">Explicación: * <text:span text:style-name="Source_20_Text">while true</text:span>: Crea un bucle que nunca termina a menos que usemos <text:span text:style-name="Source_20_Text">exit</text:span>.</text:p>
          <text:list>
            <text:list-item>
              <text:p text:style-name="P209"><text:span text:style-name="Source_20_Text">clear</text:span>: Mantiene la interfaz limpia.</text:p>
            </text:list-item>
            <text:list-item>
              <text:p text:style-name="P209"><text:span text:style-name="Source_20_Text">cat &lt;&lt; EOF</text:span>: Imprime el menú de forma elegante sin usar múltiples comandos <text:span text:style-name="Source_20_Text">echo</text:span>.</text:p>
            </text:list-item>
            <text:list-item>
              <text:p text:style-name="P209"><text:span text:style-name="Source_20_Text">read -p</text:span>: Captura la entrada del usuario.</text:p>
            </text:list-item>
            <text:list-item>
              <text:p text:style-name="P209"><text:span text:style-name="Source_20_Text">case</text:span>: Ejecuta la acción elegida. Se añade un segundo <text:span text:style-name="Source_20_Text">read</text:span> dentro de cada opción para que el resultado no desaparezca instantáneamente por el <text:span text:style-name="Source_20_Text">clear</text:span> del siguiente ciclo. 🚀</text:p>
            </text:list-item>
          </text:list>
        </text:list-item>
      </text:list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7:58:36.568012813</dc:date>
    <meta:editing-duration>P1DT7H23M13S</meta:editing-duration>
    <meta:editing-cycles>13</meta:editing-cycles>
    <meta:generator>LibreOffice/24.2.2.2$Linux_X86_64 LibreOffice_project/d56cc158d8a96260b836f100ef4b4ef25d6f1a01</meta:generator>
    <meta:print-date>2026-02-22T17:50:50.318906286</meta:print-date>
    <meta:printed-by>Archivos PDF</meta:printed-by>
    <meta:document-statistic meta:table-count="0" meta:image-count="0" meta:object-count="0" meta:page-count="4" meta:paragraph-count="119" meta:word-count="805" meta:character-count="4890" meta:non-whitespace-character-count="3956"/>
  </office:meta>
</office:document-meta>
</file>